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fo:font-weight="bold"/>
    </style:style>
    <style:style style:name="P4"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Times New Roman"/>
    </style:style>
    <style:style style:name="T1" style:family="text">
      <style:text-properties fo:font-variant="normal" fo:text-transform="none" fo:color="#2b2b2b" style:font-name="Roboto" fo:font-size="12pt" fo:letter-spacing="normal" fo:font-style="normal" fo:font-weight="normal" style:font-size-asian="12pt" style:font-size-complex="12pt"/>
    </style:style>
    <style:style style:name="T2" style:family="text">
      <style:text-properties fo:font-variant="normal" fo:text-transform="none" fo:color="#2b2b2b" style:font-name="Roboto"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2b2b2b" fo:letter-spacing="normal" fo:font-style="normal" fo:font-weight="normal"/>
    </style:style>
    <style:style style:name="T4" style:family="text">
      <style:text-properties fo:font-variant="normal" fo:text-transform="none" fo:color="#2b2b2b" fo:font-size="12pt" fo:letter-spacing="normal" fo:font-style="normal" fo:font-weight="normal" style:font-size-asian="12pt" style:font-size-complex="12pt"/>
    </style:style>
    <style:style style:name="T5" style:family="text">
      <style:text-properties fo:font-variant="normal" fo:text-transform="none" fo:color="#2b2b2b" fo:font-size="12pt" fo:letter-spacing="normal" fo:font-style="normal" fo:font-weight="normal" style:font-size-asian="12pt" style:font-weight-asian="bold" style:font-size-complex="12pt" style:font-weight-complex="bold"/>
    </style:style>
    <style:style style:name="T6" style:family="text">
      <style:text-properties fo:font-variant="normal" fo:text-transform="none" fo:color="#2b2b2b"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2b2b2b" fo:font-size="14pt" fo:letter-spacing="normal" fo:font-style="normal" fo:font-weight="normal" style:font-size-asian="14pt" style:font-weight-asian="bold" style:font-size-complex="14pt" style:font-weight-complex="bold"/>
    </style:style>
    <text:list-style style:name="L1">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ater Kickstarter analysis</text:p>
      <text:p text:style-name="P2"/>
      <text:p text:style-name="P4"><text:span text:style-name="T3">Overview of Project:</text:span></text:p>
      <text:p text:style-name="P6"><text:span text:style-name="T7"><text:tab/></text:span><text:span text:style-name="T5">This projects purpose was to analyze how time and goals could affect the success or failure of a kickstarter campaign when attempting to fund a theater play. Year and month were compared to the success or failure as well as the scope of each kickstarter campaign. This will provide </text:span><text:span text:style-name="T4">Louise insight into when to relaunch their kickstarter campaign for the best chance of success.</text:span></text:p>
      <text:p text:style-name="P1"><text:span text:style-name="T4"/></text:p>
      <text:p text:style-name="P1"><text:span text:style-name="T4"/></text:p>
      <text:p text:style-name="P4"><text:span text:style-name="T3">Analysis and Challenges:</text:span><text:span text:style-name="T3"> </text:span></text:p>
      <text:p text:style-name="P1"><text:span text:style-name="T4"><text:tab/>Theater_Outcomes_vs_Launch.png shows a monthly breakdown across multiple years indicting the success, failure, or cancellation of theater kickstarters. Outcomes_vs_Goal.png was supposed to show the percentage of projects that reached their funding amount and those that fell short. I was unable to get the Y-axis of the line graph to display the proper percentage values. </text:span></text:p>
      <text:p text:style-name="P1"><text:span text:style-name="T4"/></text:p>
      <text:p text:style-name="P3"><text:span text:style-name="T5">Results:</text:span></text:p>
      <text:p text:style-name="P3"><text:span text:style-name="T1"><text:tab/>Theater_Outcomes_vs_Launch_Date clearly shows that more plays were successfully funded during the summer months more than any other part of the year. It would likely be best to time the start and the finish of the kickerstarter campaign within that time window. </text:span></text:p>
      <text:p text:style-name="P3"><text:span text:style-name="T1"><text:tab/>Kickstarter campaigns that ended in the later months of the year (November, December, January) were more likely to fail than any other time of year. </text:span></text:p>
      <text:p text:style-name="P3"><text:span text:style-name="T2"/></text:p>
      <text:p text:style-name="P3"><text:span text:style-name="T2"><text:tab/></text:span><text:span text:style-name="T6">Kickstarter campaigns with a goal of less than one thousand dollars were the most likely to succeed in gaining the full funding with a success rate of just under 50%</text:span></text:p>
      <text:p text:style-name="P3"><text:span text:style-name="T6"/></text:p>
      <text:p text:style-name="P3"><text:span text:style-name="T6"><text:tab/></text:span><text:span text:style-name="T4">There are various limitations when using this data set, the first and foremost being regional data, while country data is provided, state or regional data would let us take a closer look and see if things like Broadway in New York City had an effect on funding against somewhere like Kansas City. <text:s/></text:span><text:span text:style-name="T5">Theater availability and attendance numbers would expand the data set but allow for a much more narrow picture. </text:span></text:p>
      <text:p text:style-name="P3"><text:span text:style-name="T5"/></text:p>
      <text:p text:style-name="P3"><text:span text:style-name="T5"><text:tab/>Many graphs could be made with the data but relevant to this project I believe that a line graph showing the number of backers and average donation against the success of the project would provide insight into who funds these campaigns. Louise could use this information to tailor their marketing towards large individual donations or mass lower dona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van mahone</meta:initial-creator>
    <meta:creation-date>2022-10-26T16:12:56.26</meta:creation-date>
    <meta:document-statistic meta:table-count="0" meta:image-count="0" meta:object-count="0" meta:page-count="1" meta:paragraph-count="11" meta:word-count="351" meta:character-count="2180"/>
    <dc:date>2022-10-26T17:05:31.71</dc:date>
    <dc:creator>evan mahone</dc:creator>
    <meta:editing-duration>PT6M5S</meta:editing-duration>
    <meta:editing-cycles>1</meta:editing-cycles>
    <meta:generator>OpenOffice/4.1.11$Win32 OpenOffice.org_project/4111m1$Build-9808</meta:generator>
  </office:meta>
</office:document-meta>
</file>